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01e544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1e544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01e544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1e54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01e544" style:font-size-asian="12pt" style:font-size-complex="12pt"/>
    </style:style>
    <style:style style:name="P6" style:family="paragraph" style:parent-style-name="Standard" style:list-style-name="L1">
      <style:text-properties style:font-name="Times New Roman1" fo:font-size="12pt" officeooo:rsid="000c6998" officeooo:paragraph-rsid="0009701b" style:font-size-asian="12pt" style:font-size-complex="12pt"/>
    </style:style>
    <style:style style:name="P7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09701b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1e544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1ed03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75bff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9701b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1e544" style:font-name-asian="Noto Sans CJK SC Regular" style:font-size-asian="12pt" style:font-name-complex="FreeSans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1ed03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75bff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701b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01ed03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1e544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9701b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font-style="normal" officeooo:rsid="002ecd8f" officeooo:paragraph-rsid="00075bff" style:font-size-asian="12pt" style:font-style-asian="normal" style:font-size-complex="12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01ed03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01e544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01e544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1e544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01e544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09701b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1e544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3692d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41c6d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01e544" style:font-name-asian="Noto Sans CJK SC Regular" style:font-size-asian="12pt" style:font-style-asian="normal" style:font-name-complex="FreeSans" style:font-size-complex="12pt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701b" style:font-name-asian="Noto Sans CJK SC Regular" style:font-size-asian="12pt" style:font-name-complex="FreeSans" style:font-size-complex="12pt"/>
    </style:style>
    <style:style style:name="T1" style:family="text">
      <style:text-properties officeooo:rsid="0006d9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89e3" style:font-style-asian="italic" style:font-style-complex="italic"/>
    </style:style>
    <style:style style:name="T4" style:family="text">
      <style:text-properties fo:font-style="italic" style:font-name-asian="Noto Sans CJK SC Regular" style:font-style-asian="italic" style:font-name-complex="FreeSans" style:font-style-complex="italic"/>
    </style:style>
    <style:style style:name="T5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6" style:family="text">
      <style:text-properties officeooo:rsid="004502e3"/>
    </style:style>
    <style:style style:name="T7" style:family="text">
      <style:text-properties style:text-position="sub 58%" style:font-name-asian="Noto Sans CJK SC Regular" style:font-name-complex="FreeSans"/>
    </style:style>
    <style:style style:name="T8" style:family="text">
      <style:text-properties style:text-position="sub 58%" officeooo:rsid="004502e3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21ea48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officeooo:rsid="002634e1" style:font-name-asian="Noto Sans CJK SC Regular" style:font-size-asian="12pt" style:font-name-complex="FreeSans" style:font-size-complex="12pt"/>
    </style:style>
    <style:style style:name="T14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09a4c8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01ed03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fo:font-style="normal" officeooo:rsid="0009701b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sub 58%" fo:language="uk" fo:country="UA" officeooo:rsid="00089b1f" style:font-name-asian="Noto Sans CJK SC Regular" style:font-name-complex="FreeSans"/>
    </style:style>
    <style:style style:name="T31" style:family="text">
      <style:text-properties style:text-position="sub 58%" fo:language="uk" fo:country="UA" officeooo:rsid="0011d646" style:font-name-asian="Noto Sans CJK SC Regular" style:font-name-complex="FreeSans"/>
    </style:style>
    <style:style style:name="T32" style:family="text">
      <style:text-properties style:text-position="sub 58%" fo:language="uk" fo:country="UA" officeooo:rsid="00246311" style:font-name-asian="Noto Sans CJK SC Regular" style:font-name-complex="FreeSans"/>
    </style:style>
    <style:style style:name="T33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4" style:family="text">
      <style:text-properties style:text-position="sub 58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35" style:family="text">
      <style:text-properties style:text-position="sub 58%" officeooo:rsid="000c6998"/>
    </style:style>
    <style:style style:name="T36" style:family="text">
      <style:text-properties style:text-position="sub 58%" style:font-name="Times New Roman1" fo:font-size="12pt" fo:language="uk" fo:country="UA" officeooo:rsid="000c6998" style:font-size-asian="12pt" style:font-size-complex="12pt"/>
    </style:style>
    <style:style style:name="T37" style:family="text">
      <style:text-properties style:text-position="sub 58%" style:font-name="Times New Roman1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38" style:family="text">
      <style:text-properties style:text-position="sub 58%" style:font-name="Times New Roman1" officeooo:rsid="000c6998"/>
    </style:style>
    <style:style style:name="T39" style:family="text">
      <style:text-properties style:text-position="sub 58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40" style:family="text">
      <style:text-properties style:text-position="sub 58%" fo:font-style="normal" officeooo:rsid="000c6998" style:font-name-asian="Symbola" style:font-style-asian="normal" style:font-name-complex="Symbola" style:font-style-complex="normal"/>
    </style:style>
    <style:style style:name="T41" style:family="text">
      <style:text-properties style:font-name-asian="Noto Sans CJK SC Regular" style:font-name-complex="FreeSans"/>
    </style:style>
    <style:style style:name="T42" style:family="text">
      <style:text-properties officeooo:rsid="004502e3" style:font-name-asian="Noto Sans CJK SC Regular" style:font-name-complex="FreeSans"/>
    </style:style>
    <style:style style:name="T43" style:family="text">
      <style:text-properties officeooo:rsid="0046f8b1" style:font-name-asian="Noto Sans CJK SC Regular" style:font-name-complex="FreeSans"/>
    </style:style>
    <style:style style:name="T44" style:family="text">
      <style:text-properties officeooo:rsid="001dc853" style:font-name-asian="Noto Sans CJK SC Regular" style:font-name-complex="FreeSans"/>
    </style:style>
    <style:style style:name="T45" style:family="text">
      <style:text-properties officeooo:rsid="001a6335" style:font-name-asian="Noto Sans CJK SC Regular" style:font-name-complex="FreeSans"/>
    </style:style>
    <style:style style:name="T46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7" style:family="text">
      <style:text-properties fo:font-style="normal" officeooo:rsid="000d2bcb" style:font-style-asian="normal" style:font-style-complex="normal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50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tyle="italic" officeooo:rsid="00228538" style:font-style-asian="italic" style:font-style-complex="italic"/>
    </style:style>
    <style:style style:name="T53" style:family="text">
      <style:text-properties style:text-position="0% 100%" fo:font-style="italic" officeooo:rsid="0001ed03" style:font-style-asian="italic" style:font-style-complex="italic"/>
    </style:style>
    <style:style style:name="T54" style:family="text">
      <style:text-properties style:text-position="0% 100%" fo:font-style="italic" officeooo:rsid="002634e1" style:font-style-asian="italic" style:font-style-complex="italic"/>
    </style:style>
    <style:style style:name="T55" style:family="text">
      <style:text-properties style:text-position="0% 100%" fo:font-style="italic" officeooo:rsid="001dc853" style:font-name-asian="Times New Roman" style:font-style-asian="italic" style:font-name-complex="Times New Roman" style:font-style-complex="italic"/>
    </style:style>
    <style:style style:name="T56" style:family="text">
      <style:text-properties style:text-position="0% 100%" officeooo:rsid="001dc853" style:font-name-asian="Symbola" style:font-name-complex="Symbola"/>
    </style:style>
    <style:style style:name="T57" style:family="text">
      <style:text-properties style:text-position="0% 100%" officeooo:rsid="001dc853" style:font-name-asian="Times New Roman" style:font-name-complex="Times New Roman"/>
    </style:style>
    <style:style style:name="T58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normal" officeooo:rsid="00228538" style:font-style-asian="normal" style:font-style-complex="normal"/>
    </style:style>
    <style:style style:name="T61" style:family="text">
      <style:text-properties style:text-position="0% 100%" fo:font-style="normal" officeooo:rsid="001dc853" style:font-style-asian="normal" style:font-style-complex="normal"/>
    </style:style>
    <style:style style:name="T62" style:family="text">
      <style:text-properties style:text-position="0% 100%" fo:font-style="normal" officeooo:rsid="002452e3" style:font-style-asian="normal" style:font-style-complex="normal"/>
    </style:style>
    <style:style style:name="T63" style:family="text">
      <style:text-properties style:text-position="0% 100%" fo:font-style="normal" officeooo:rsid="0029c710" style:font-style-asian="normal" style:font-style-complex="normal"/>
    </style:style>
    <style:style style:name="T64" style:family="text">
      <style:text-properties style:text-position="0% 100%" fo:font-style="normal" officeooo:rsid="001bfcd0" style:font-style-asian="normal" style:font-style-complex="normal"/>
    </style:style>
    <style:style style:name="T65" style:family="text">
      <style:text-properties style:text-position="0% 100%" fo:font-style="normal" officeooo:rsid="00197f3a" style:font-style-asian="normal" style:font-style-complex="normal"/>
    </style:style>
    <style:style style:name="T66" style:family="text">
      <style:text-properties style:text-position="0% 100%" fo:font-style="normal" officeooo:rsid="0008605d" style:font-style-asian="normal" style:font-style-complex="normal"/>
    </style:style>
    <style:style style:name="T67" style:family="text">
      <style:text-properties style:text-position="0% 100%" fo:font-style="normal" officeooo:rsid="0001ed03" style:font-style-asian="normal" style:font-style-complex="normal"/>
    </style:style>
    <style:style style:name="T68" style:family="text">
      <style:text-properties style:text-position="0% 100%" fo:font-style="normal" officeooo:rsid="001fe023" style:font-style-asian="normal" style:font-style-complex="normal"/>
    </style:style>
    <style:style style:name="T69" style:family="text">
      <style:text-properties style:text-position="0% 100%" fo:font-style="normal" officeooo:rsid="0046b39a" style:font-style-asian="normal" style:font-style-complex="normal"/>
    </style:style>
    <style:style style:name="T70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71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72" style:family="text">
      <style:text-properties style:text-position="0% 100%" fo:font-style="normal" officeooo:rsid="001dc853" style:font-name-asian="Symbola" style:font-style-asian="normal" style:font-name-complex="Symbola" style:font-style-complex="normal"/>
    </style:style>
    <style:style style:name="T73" style:family="text">
      <style:text-properties style:text-position="0% 100%" fo:font-style="normal" officeooo:rsid="000c6998" style:font-name-asian="Symbola" style:font-style-asian="normal" style:font-name-complex="Symbola" style:font-style-complex="normal"/>
    </style:style>
    <style:style style:name="T74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04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05" style:family="text">
      <style:text-properties style:text-position="0% 100%" fo:font-size="12pt" fo:language="uk" fo:country="UA" fo:font-style="italic" officeooo:rsid="00089b1f" style:font-name-asian="Noto Sans CJK SC Regular" style:font-size-asian="12pt" style:font-style-asian="italic" style:font-name-complex="FreeSans" style:font-size-complex="12pt" style:font-style-complex="italic"/>
    </style:style>
    <style:style style:name="T106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107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108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09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075bff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08da9c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09701b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59" style:family="text">
      <style:text-properties style:text-position="0% 100%" fo:font-size="12pt" fo:language="uk" fo:country="UA" fo:font-style="normal" officeooo:rsid="0003692d" style:font-name-asian="Symbola" style:font-size-asian="12pt" style:font-style-asian="normal" style:font-name-complex="Symbola" style:font-size-complex="12pt" style:font-style-complex="normal"/>
    </style:style>
    <style:style style:name="T160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61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162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63" style:family="text">
      <style:text-properties style:text-position="0% 100%" fo:font-size="12pt" fo:language="uk" fo:country="UA" officeooo:rsid="003e152a" style:font-name-asian="Times New Roman" style:font-size-asian="12pt" style:font-name-complex="Times New Roman" style:font-size-complex="12pt"/>
    </style:style>
    <style:style style:name="T164" style:family="text">
      <style:text-properties style:text-position="0% 100%" fo:font-size="12pt" fo:language="uk" fo:country="UA" officeooo:rsid="00093550" style:font-name-asian="Times New Roman" style:font-size-asian="12pt" style:font-name-complex="Times New Roman" style:font-size-complex="12pt"/>
    </style:style>
    <style:style style:name="T16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66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67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68" style:family="text">
      <style:text-properties style:text-position="0% 100%" style:font-name="Times New Roman1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69" style:family="text">
      <style:text-properties style:text-position="0% 100%" style:font-name="Times New Roman1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70" style:family="text">
      <style:text-properties style:text-position="0% 100%" style:font-name="Times New Roman1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171" style:family="text">
      <style:text-properties style:text-position="0% 100%" style:font-name="Times New Roman1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172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73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74" style:family="text">
      <style:text-properties style:text-position="0% 100%" style:font-name="Times New Roman1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75" style:family="text">
      <style:text-properties style:text-position="0% 100%" style:font-name="Times New Roman1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76" style:family="text">
      <style:text-properties style:text-position="0% 100%" style:font-name="Times New Roman1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77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78" style:family="text">
      <style:text-properties style:text-position="0% 100%" style:font-name="Times New Roman1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79" style:family="text">
      <style:text-properties style:text-position="0% 100%" style:font-name="Times New Roman1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80" style:family="text">
      <style:text-properties style:text-position="0% 100%" style:font-name="Times New Roman1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81" style:family="text">
      <style:text-properties style:text-position="0% 100%" style:font-name="Times New Roman1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82" style:family="text">
      <style:text-properties style:text-position="0% 100%" style:font-name="Times New Roman1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1" fo:font-size="12pt" fo:language="uk" fo:country="UA" fo:font-style="normal" officeooo:rsid="0003692d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0% 100%" style:font-name="Times New Roman1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0% 100%" style:font-name="Times New Roman1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0% 100%" style:font-name="Times New Roman1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87" style:family="text">
      <style:text-properties style:text-position="0% 100%" style:font-name="Times New Roman1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88" style:family="text">
      <style:text-properties style:text-position="0% 100%" style:font-name="Times New Roman1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89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90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91" style:family="text">
      <style:text-properties style:text-position="0% 100%" style:font-name="Times New Roman1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92" style:family="text">
      <style:text-properties style:text-position="0% 100%" style:font-name="Times New Roman1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93" style:family="text">
      <style:text-properties style:text-position="0% 100%" style:font-name="Times New Roman1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94" style:family="text">
      <style:text-properties style:text-position="0% 100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95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96" style:family="text">
      <style:text-properties style:text-position="0% 100%" style:font-name="Times New Roman1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97" style:family="text">
      <style:text-properties style:text-position="0% 100%" style:font-name="Times New Roman1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98" style:family="text">
      <style:text-properties style:text-position="0% 100%" style:font-name="Times New Roman1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99" style:family="text">
      <style:text-properties style:text-position="0% 100%" style:font-name="Times New Roman" fo:font-size="12pt" fo:language="uk" fo:country="UA" fo:font-style="normal" officeooo:rsid="0009a4c8" style:font-name-asian="Times New Roman" style:font-size-asian="12pt" style:font-style-asian="normal" style:font-name-complex="Times New Roman" style:font-size-complex="12pt" style:font-style-complex="normal"/>
    </style:style>
    <style:style style:name="T200" style:family="text">
      <style:text-properties style:text-position="0% 100%" style:font-name="Times New Roman" fo:font-size="12pt" fo:language="uk" fo:country="UA" fo:font-style="normal" officeooo:rsid="0001ed03" style:font-name-asian="Times New Roman" style:font-size-asian="12pt" style:font-style-asian="normal" style:font-name-complex="Times New Roman" style:font-size-complex="12pt" style:font-style-complex="normal"/>
    </style:style>
    <style:style style:name="T201" style:family="text">
      <style:text-properties style:text-position="0% 100%" style:font-name="Times New Roman" fo:font-size="12pt" fo:language="uk" fo:country="UA" fo:font-style="normal" officeooo:rsid="0005ce5b" style:font-name-asian="Times New Roman" style:font-size-asian="12pt" style:font-style-asian="normal" style:font-name-complex="Times New Roman" style:font-size-complex="12pt" style:font-style-complex="normal"/>
    </style:style>
    <style:style style:name="T202" style:family="text">
      <style:text-properties style:text-position="0% 100%" style:font-name="Times New Roman" fo:font-size="12pt" fo:language="uk" fo:country="UA" fo:font-style="normal" officeooo:rsid="0011d646" style:font-name-asian="Times New Roman" style:font-size-asian="12pt" style:font-style-asian="normal" style:font-name-complex="Times New Roman" style:font-size-complex="12pt" style:font-style-complex="normal"/>
    </style:style>
    <style:style style:name="T203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204" style:family="text">
      <style:text-properties style:text-position="0% 100%" style:font-name="Times New Roman" fo:language="uk" fo:country="UA" officeooo:rsid="0011d646" style:font-name-asian="Times New Roman" style:font-name-complex="Times New Roman"/>
    </style:style>
    <style:style style:name="T205" style:family="text">
      <style:text-properties style:text-position="0% 100%" style:font-name="Times New Roman" officeooo:rsid="0011485b" style:font-name-asian="Times New Roman" style:font-name-complex="Times New Roman"/>
    </style:style>
    <style:style style:name="T206" style:family="text">
      <style:text-properties style:text-position="0% 100%" officeooo:rsid="001bfcd0"/>
    </style:style>
    <style:style style:name="T207" style:family="text">
      <style:text-properties style:text-position="0% 100%" officeooo:rsid="00228538"/>
    </style:style>
    <style:style style:name="T208" style:family="text">
      <style:text-properties style:text-position="0% 100%" officeooo:rsid="0023608f"/>
    </style:style>
    <style:style style:name="T209" style:family="text">
      <style:text-properties style:text-position="0% 100%" officeooo:rsid="00242283"/>
    </style:style>
    <style:style style:name="T210" style:family="text">
      <style:text-properties style:text-position="0% 100%" officeooo:rsid="002634e1"/>
    </style:style>
    <style:style style:name="T211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12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13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214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5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16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17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18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19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20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21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222" style:family="text">
      <style:text-properties style:text-position="0% 100%" fo:language="uk" fo:country="UA" fo:font-style="italic" officeooo:rsid="0011d646" style:font-name-asian="Noto Sans CJK SC Regular" style:font-style-asian="italic" style:font-name-complex="FreeSans" style:font-style-complex="italic"/>
    </style:style>
    <style:style style:name="T223" style:family="text">
      <style:text-properties style:text-position="0% 100%" fo:language="uk" fo:country="UA" fo:font-style="italic" officeooo:rsid="0005ce5b" style:font-name-asian="Noto Sans CJK SC Regular" style:font-style-asian="italic" style:font-name-complex="FreeSans" style:font-style-complex="italic"/>
    </style:style>
    <style:style style:name="T224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225" style:family="text">
      <style:text-properties style:text-position="0% 100%" fo:language="uk" fo:country="UA" officeooo:rsid="0023608f" style:font-name-asian="Symbol" style:font-name-complex="Symbol1"/>
    </style:style>
    <style:style style:name="T226" style:family="text">
      <style:text-properties style:text-position="0% 100%" fo:language="uk" fo:country="UA" officeooo:rsid="001a6335" style:font-name-asian="Noto Sans CJK SC Regular" style:font-name-complex="FreeSans"/>
    </style:style>
    <style:style style:name="T227" style:family="text">
      <style:text-properties style:text-position="0% 100%" fo:language="uk" fo:country="UA" officeooo:rsid="002c6aae" style:font-name-asian="Noto Sans CJK SC Regular" style:font-name-complex="FreeSans"/>
    </style:style>
    <style:style style:name="T228" style:family="text">
      <style:text-properties style:text-position="0% 100%" fo:language="uk" fo:country="UA" officeooo:rsid="002c20a9" style:font-name-asian="Noto Sans CJK SC Regular" style:font-name-complex="FreeSans"/>
    </style:style>
    <style:style style:name="T229" style:family="text">
      <style:text-properties style:text-position="0% 100%" fo:language="uk" fo:country="UA" officeooo:rsid="000624d2" style:font-name-asian="Noto Sans CJK SC Regular" style:font-name-complex="FreeSans"/>
    </style:style>
    <style:style style:name="T230" style:family="text">
      <style:text-properties style:text-position="0% 100%" fo:language="uk" fo:country="UA" officeooo:rsid="00246311" style:font-name-asian="Noto Sans CJK SC Regular" style:font-name-complex="FreeSans"/>
    </style:style>
    <style:style style:name="T231" style:family="text">
      <style:text-properties style:text-position="0% 100%" fo:language="uk" fo:country="UA" officeooo:rsid="001f3702" style:font-name-asian="Noto Sans CJK SC Regular" style:font-name-complex="FreeSans"/>
    </style:style>
    <style:style style:name="T232" style:family="text">
      <style:text-properties style:text-position="0% 100%" fo:language="uk" fo:country="UA" officeooo:rsid="002634e1" style:font-name-asian="Noto Sans CJK SC Regular" style:font-name-complex="FreeSans"/>
    </style:style>
    <style:style style:name="T233" style:family="text">
      <style:text-properties style:text-position="0% 100%" fo:language="uk" fo:country="UA" officeooo:rsid="00246311" style:font-name-asian="Symbola" style:font-name-complex="Symbola"/>
    </style:style>
    <style:style style:name="T234" style:family="text">
      <style:text-properties style:text-position="0% 100%" fo:language="uk" fo:country="UA" officeooo:rsid="000624d2" style:font-name-asian="Symbola" style:font-name-complex="Symbola"/>
    </style:style>
    <style:style style:name="T235" style:family="text">
      <style:text-properties style:text-position="0% 100%" fo:language="uk" fo:country="UA" officeooo:rsid="001dc853" style:font-name-asian="Symbola" style:font-name-complex="Symbola"/>
    </style:style>
    <style:style style:name="T236" style:family="text">
      <style:text-properties style:text-position="0% 100%" fo:language="uk" fo:country="UA" officeooo:rsid="001dc853" style:font-name-asian="Times New Roman" style:font-name-complex="Times New Roman"/>
    </style:style>
    <style:style style:name="T237" style:family="text">
      <style:text-properties style:text-position="0% 100%" style:font-name="Times New Roman1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238" style:family="text">
      <style:text-properties style:text-position="0% 100%" style:font-name="Times New Roman1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239" style:family="text">
      <style:text-properties style:text-position="0% 100%" style:font-name="Times New Roman1" officeooo:rsid="000c6998"/>
    </style:style>
    <style:style style:name="T240" style:family="text">
      <style:text-properties style:text-position="0% 100%" style:font-name="Times New Roman1" officeooo:rsid="000d2bcb"/>
    </style:style>
    <style:style style:name="T241" style:family="text">
      <style:text-properties style:text-position="0% 100%" style:font-name="Times New Roman1" fo:font-style="italic" officeooo:rsid="000c6998" style:font-style-asian="italic" style:font-style-complex="italic"/>
    </style:style>
    <style:style style:name="T242" style:family="text">
      <style:text-properties style:text-position="0% 100%" style:font-name="Times New Roman1" fo:language="uk" fo:country="UA" fo:font-style="normal" officeooo:rsid="001dc853" style:font-name-asian="Symbola" style:font-style-asian="normal" style:font-name-complex="Symbola" style:font-style-complex="normal"/>
    </style:style>
    <style:style style:name="T243" style:family="text">
      <style:text-properties style:text-position="0% 100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244" style:family="text">
      <style:text-properties style:text-position="0% 100%" officeooo:rsid="000d2bcb"/>
    </style:style>
    <style:style style:name="T245" style:family="text">
      <style:text-properties style:text-position="0% 100%" officeooo:rsid="000c6998"/>
    </style:style>
    <style:style style:name="T246" style:family="text">
      <style:text-properties style:text-line-through-style="none" style:text-line-through-type="none" style:text-position="0% 100%" fo:font-style="italic" officeooo:rsid="002452e3" style:font-name-asian="Noto Sans CJK SC Regular" style:font-style-asian="italic" style:font-name-complex="FreeSans" style:font-style-complex="italic"/>
    </style:style>
    <style:style style:name="T247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48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49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50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51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52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53" style:family="text">
      <style:text-properties fo:font-size="12pt" fo:language="uk" fo:country="UA" officeooo:rsid="001a6335" style:font-size-asian="12pt" style:font-size-complex="12pt"/>
    </style:style>
    <style:style style:name="T254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55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56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57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58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59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60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61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62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63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64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65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66" style:family="text">
      <style:text-properties fo:font-size="12pt" fo:language="uk" fo:country="UA" officeooo:rsid="0001ed03" style:font-name-asian="Noto Sans CJK SC Regular" style:font-size-asian="12pt" style:font-name-complex="FreeSans" style:font-size-complex="12pt"/>
    </style:style>
    <style:style style:name="T267" style:family="text">
      <style:text-properties fo:font-size="12pt" fo:language="uk" fo:country="UA" officeooo:rsid="0009701b" style:font-name-asian="Noto Sans CJK SC Regular" style:font-size-asian="12pt" style:font-name-complex="FreeSans" style:font-size-complex="12pt"/>
    </style:style>
    <style:style style:name="T268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69" style:family="text">
      <style:text-properties officeooo:rsid="001bfcd0"/>
    </style:style>
    <style:style style:name="T270" style:family="text">
      <style:text-properties officeooo:rsid="00197f3a"/>
    </style:style>
    <style:style style:name="T271" style:family="text">
      <style:text-properties officeooo:rsid="0008605d"/>
    </style:style>
    <style:style style:name="T272" style:family="text">
      <style:text-properties officeooo:rsid="001dc853"/>
    </style:style>
    <style:style style:name="T273" style:family="text">
      <style:text-properties officeooo:rsid="001fe023"/>
    </style:style>
    <style:style style:name="T274" style:family="text">
      <style:text-properties officeooo:rsid="0046b39a"/>
    </style:style>
    <style:style style:name="T275" style:family="text">
      <style:text-properties officeooo:rsid="001cb0ba"/>
    </style:style>
    <style:style style:name="T276" style:family="text">
      <style:text-properties officeooo:rsid="0001e544"/>
    </style:style>
    <style:style style:name="T277" style:family="text">
      <style:text-properties officeooo:rsid="0001ed03"/>
    </style:style>
    <style:style style:name="T278" style:family="text">
      <style:text-properties style:font-name="Times New Roman1"/>
    </style:style>
    <style:style style:name="T279" style:family="text">
      <style:text-properties style:font-name="Times New Roman1" fo:font-size="12pt" fo:language="uk" fo:country="UA" officeooo:rsid="001a6335" style:font-size-asian="12pt" style:font-size-complex="12pt"/>
    </style:style>
    <style:style style:name="T280" style:family="text">
      <style:text-properties style:font-name="Times New Roman1" fo:font-size="12pt" fo:language="uk" fo:country="UA" officeooo:rsid="000c6998" style:font-size-asian="12pt" style:font-size-complex="12pt"/>
    </style:style>
    <style:style style:name="T281" style:family="text">
      <style:text-properties style:font-name="Times New Roman1" officeooo:rsid="000c6998"/>
    </style:style>
    <style:style style:name="T282" style:family="text">
      <style:text-properties style:font-name="Times New Roman1" fo:font-style="italic" officeooo:rsid="000c6998" style:font-style-asian="italic" style:font-style-complex="italic"/>
    </style:style>
    <style:style style:name="T283" style:family="text">
      <style:text-properties style:font-name="Times New Roman1" officeooo:rsid="000d2bcb"/>
    </style:style>
    <style:style style:name="T284" style:family="text">
      <style:text-properties officeooo:rsid="000c6998"/>
    </style:style>
    <style:style style:name="T285" style:family="text">
      <style:text-properties style:text-position="super 58%"/>
    </style:style>
    <style:style style:name="T286" style:family="text">
      <style:text-properties style:text-position="super 58%" style:font-name="Times New Roman1" officeooo:rsid="000c6998"/>
    </style:style>
    <style:style style:name="T287" style:family="text">
      <style:text-properties officeooo:rsid="000d2bcb"/>
    </style:style>
    <style:style style:name="T288" style:family="text">
      <style:text-properties fo:language="uk" fo:country="UA"/>
    </style:style>
    <style:style style:name="T289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90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91" style:family="text">
      <style:text-properties fo:language="uk" fo:country="UA" officeooo:rsid="001a6335" style:font-name-asian="Noto Sans CJK SC Regular" style:font-name-complex="FreeSans"/>
    </style:style>
    <style:style style:name="T292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">1</text:span><text:span text:style-name="T276">1</text:span></text:p>
      <text:p text:style-name="P4"><text:span text:style-name="T2">Домовленості</text:span>: <text:span text:style-name="T6">БФ - </text:span>булева функція; <text:span text:style-name="T4">Т</text:span><text:span text:style-name="T7">0</text:span><text:span text:style-name="T41">, </text:span><text:span text:style-name="T4">Т</text:span><text:span text:style-name="T7">1</text:span><text:span text:style-name="T41">, </text:span><text:bookmark-start text:name="__DdeLink__656_1770953849"/><text:span text:style-name="T4">L</text:span><text:span text:style-name="T41">,</text:span><text:bookmark-end text:name="__DdeLink__656_1770953849"/><text:span text:style-name="T41"> </text:span><text:span text:style-name="T4">M</text:span><text:span text:style-name="T41">, </text:span><text:span text:style-name="T4">S</text:span><text:span text:style-name="T41"> - множини БФ, що, відповідно, зберігають константу 0, константу 1, лінійних, монотонних і самодвоїстих; </text:span><text:span text:style-name="T42">Р</text:span><text:span text:style-name="T8">2</text:span><text:span text:style-name="T42"> − множина </text:span><text:span text:style-name="T43">в</text:span><text:span text:style-name="T42">сіх БФ, </text:span><text:span text:style-name="T44">¬ </text:span><text:span text:style-name="T42">і ¯ - знаки, що позначають операцію заперечення.</text:span></text:p>
      <text:list xml:id="list2593441328" text:style-name="L1">
        <text:list-item>
          <text:p text:style-name="P7"><text:span text:style-name="T288">Побудувати таблицю істинності БФ </text:span><text:span text:style-name="T290">f</text:span><text:span text:style-name="T291">(</text:span><text:span text:style-name="T290">x</text:span><text:span text:style-name="T291">, </text:span><text:span text:style-name="T290">y</text:span><text:span text:style-name="T292">, </text:span><text:span text:style-name="T289">z</text:span><text:span text:style-name="T291">)</text:span><text:span text:style-name="T290"> </text:span><text:span text:style-name="T291">= </text:span><text:span text:style-name="T213"><draw:frame draw:style-name="fr2" draw:name="Об'єкт16" text:anchor-type="as-char" svg:y="-0.1492in" svg:width="0.189in" svg:height="0.1854in" draw:z-index="1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35">⊕</text:span><text:span text:style-name="T291">(</text:span><text:span text:style-name="T252"><draw:frame draw:style-name="fr1" draw:name="Об'єкт9" text:anchor-type="as-char" svg:width="0.2008in" svg:height="0.1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36">→</text:span><text:span text:style-name="T291"> </text:span><text:span text:style-name="T224">z</text:span><text:span text:style-name="T291">). </text:span></text:p>
        </text:list-item>
        <text:list-item>
          <text:p text:style-name="P13"><text:span text:style-name="T269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61"><draw:frame draw:style-name="fr2" draw:name="Об'єкт20" text:anchor-type="as-char" svg:y="-0.1492in" svg:width="0.189in" svg:height="0.1854in" draw:z-index="1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"><text:s/></text:span><text:span text:style-name="T56">⊕ </text:span><text:span text:style-name="T272">¬</text:span>(<text:span text:style-name="T247"><draw:frame draw:style-name="fr1" draw:name="Об'єкт13" text:anchor-type="as-char" svg:width="0.2008in" svg:height="0.1839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47"> </text:span><text:span text:style-name="T55">→</text:span><text:span text:style-name="T51"> </text:span><text:span text:style-name="T49">z</text:span>), <text:span text:style-name="T272">що задана аналітично,</text:span> <text:span text:style-name="T275">з</text:span><text:bookmark-start text:name="__DdeLink__188_9823469211"/>а допомогою рівносильних перетворень побудувати <text:span text:style-name="T275">рівну їй</text:span> Д<text:span text:style-name="T272">Д</text:span>НФ<text:bookmark-end text:name="__DdeLink__188_9823469211"/>.</text:p>
        </text:list-item>
        <text:list-item>
          <text:p text:style-name="P14"><text:span text:style-name="T269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61"><draw:frame draw:style-name="fr2" draw:name="Об'єкт22" text:anchor-type="as-char" svg:y="-0.1492in" svg:width="0.189in" svg:height="0.1854in" draw:z-index="1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bookmark-start text:name="__DdeLink__182_3882963961"/><text:span text:style-name="T3"><text:s/></text:span><text:span text:style-name="T56">⊕ </text:span><text:span text:style-name="T272">¬</text:span>(<text:span text:style-name="T247"><draw:frame draw:style-name="fr1" draw:name="Об'єкт14" text:anchor-type="as-char" svg:width="0.2008in" svg:height="0.1839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47"> </text:span><text:span text:style-name="T58">→</text:span><text:span text:style-name="T59"> </text:span><text:span text:style-name="T49">z</text:span>)<text:bookmark-end text:name="__DdeLink__182_3882963961"/>, <text:span text:style-name="T272">що задана аналітично </text:span><text:span text:style-name="T63">(див. попередню задачу)</text:span><text:span text:style-name="T272">,</text:span> <text:span text:style-name="T275">з</text:span><text:bookmark-start text:name="__DdeLink__188_982346921"/>а допомогою рівносильних перетворень побудувати <text:span text:style-name="T275">рівну їй</text:span> ДКНФ<text:bookmark-end text:name="__DdeLink__188_982346921"/>.</text:p>
        </text:list-item>
        <text:list-item>
          <text:p text:style-name="P9"><text:span text:style-name="T75">За</text:span><text:span text:style-name="T76"> </text:span><text:span text:style-name="T77">вектор</text:span><text:span text:style-name="T78">а</text:span><text:span text:style-name="T77">м</text:span><text:span text:style-name="T78">и</text:span><text:span text:style-name="T77"> значень </text:span><text:span text:style-name="T76">БФ </text:span><text:span text:style-name="T94">f</text:span><text:span text:style-name="T76">(</text:span><text:span text:style-name="T94">х</text:span><text:span text:style-name="T10">1</text:span><text:span text:style-name="T76">, </text:span><text:span text:style-name="T94">х</text:span><text:span text:style-name="T10">2</text:span><text:span text:style-name="T76">) = (1011) та БФ </text:span><text:span text:style-name="T94">g</text:span><text:span text:style-name="T76">(</text:span><text:span text:style-name="T94">х</text:span><text:span text:style-name="T10">3</text:span><text:span text:style-name="T76">, </text:span><text:span text:style-name="T94">х</text:span><text:span text:style-name="T14">4</text:span><text:span text:style-name="T76">) = (</text:span><text:span text:style-name="T79">011</text:span><text:span text:style-name="T76">1) </text:span><text:span text:style-name="T75">побудувати таблицю істинності БФ </text:span><text:span text:style-name="T95">h</text:span><text:span text:style-name="T75">(</text:span><text:span text:style-name="T94">х</text:span><text:span text:style-name="T10">2</text:span><text:span text:style-name="T76">, </text:span><text:span text:style-name="T94">х</text:span><text:span text:style-name="T10">3</text:span><text:span text:style-name="T76">, </text:span><text:span text:style-name="T94">х</text:span><text:span text:style-name="T14">4</text:span><text:span text:style-name="T75">) = </text:span><text:span text:style-name="T94">f</text:span><text:span text:style-name="T76">(</text:span><text:span text:style-name="T94">g</text:span><text:span text:style-name="T76">(</text:span><text:span text:style-name="T94">х</text:span><text:span text:style-name="T14">4</text:span><text:span text:style-name="T76">, </text:span><text:span text:style-name="T10"><text:s/></text:span><text:span text:style-name="T94">х</text:span><text:span text:style-name="T10">2</text:span><text:span text:style-name="T76">), </text:span><text:span text:style-name="T94">х</text:span><text:span text:style-name="T12">2</text:span><text:span text:style-name="T146">∨</text:span><text:span text:style-name="T94">х</text:span><text:span text:style-name="T24">3</text:span><text:span text:style-name="T76">)</text:span><text:span text:style-name="T75">). <text:s/></text:span></text:p>
        </text:list-item>
        <text:list-item>
          <text:p text:style-name="P26"><text:span text:style-name="T166">Подати функ</text:span><text:span text:style-name="T167">ці</text:span><text:span text:style-name="T166">ю </text:span><text:span text:style-name="T172">f</text:span><text:span text:style-name="T166"> у вигляд</text:span><text:span text:style-name="T167">і</text:span><text:span text:style-name="T166"> формули над множиною операц</text:span><text:span text:style-name="T167">ій</text:span><text:span text:style-name="T166"> </text:span><text:span text:style-name="T173">Н</text:span><text:span text:style-name="T166">, </text:span><text:span text:style-name="T167">якщо <text:s/></text:span><text:span text:style-name="T172">f</text:span><text:span text:style-name="T189"> </text:span><text:span text:style-name="T190">= </text:span><text:span text:style-name="T200">∣</text:span><text:span text:style-name="T195">, </text:span><text:span text:style-name="T177">H</text:span><text:span text:style-name="T195"> = {</text:span><text:span text:style-name="T199">↓</text:span><text:span text:style-name="T195">}. </text:span></text:p>
        </text:list-item>
        <text:list-item>
          <text:p text:style-name="P20"><text:span text:style-name="T144">Довести, що </text:span><text:span text:style-name="T147">БФ</text:span><text:span text:style-name="T144"> <text:s/></text:span><text:span text:style-name="T94">f</text:span><text:span text:style-name="T111"> <text:s/></text:span><text:span text:style-name="T109">не можна подати формулою над множиною операцій Н, якщо </text:span><text:span text:style-name="T94">f</text:span><text:span text:style-name="T110"> </text:span><text:span text:style-name="T109">= </text:span><text:span text:style-name="T108">⊕</text:span><text:span text:style-name="T109">, <text:s text:c="8"/></text:span><text:span text:style-name="T93">Н</text:span><text:span text:style-name="T109"> </text:span><text:span text:style-name="T144">= {∨,∧, </text:span><text:span text:style-name="T152">→,</text:span><text:span text:style-name="T144"> </text:span><text:span text:style-name="T145">↔</text:span><text:span text:style-name="T144">}. </text:span></text:p>
        </text:list-item>
        <text:list-item>
          <text:p text:style-name="P8"><text:span text:style-name="T145">Знайти розклад БФ </text:span><text:span text:style-name="T96">f</text:span><text:span text:style-name="T112">(</text:span><text:span text:style-name="T96">х</text:span><text:span text:style-name="T15">1</text:span><text:span text:style-name="T112">, </text:span><text:span text:style-name="T96">х</text:span><text:span text:style-name="T15">2</text:span><text:span text:style-name="T112">, </text:span><text:span text:style-name="T96">х</text:span><text:span text:style-name="T15">3</text:span><text:span text:style-name="T112">, </text:span><text:span text:style-name="T96">х</text:span><text:span text:style-name="T15">4</text:span><text:span text:style-name="T112">)</text:span><text:span text:style-name="T145">, що задана формулою </text:span><text:span text:style-name="T107">А</text:span><text:span text:style-name="T145"> = ((</text:span><text:span text:style-name="T96">х</text:span><text:span text:style-name="T15">1 </text:span><text:span text:style-name="T148">↓ </text:span><text:span text:style-name="T113">((</text:span><text:span text:style-name="T96">х</text:span><text:span text:style-name="T15">2</text:span><text:span text:style-name="T112"> </text:span><text:span text:style-name="T148">↔</text:span><text:span text:style-name="T112"> </text:span><text:span text:style-name="T96">х</text:span><text:span text:style-name="T16">1</text:span><text:span text:style-name="T113">)</text:span><text:span text:style-name="T145"> </text:span><text:span text:style-name="T148">→ </text:span><text:span text:style-name="T96">х</text:span><text:span text:style-name="T15">3</text:span><text:span text:style-name="T148">)</text:span><text:span text:style-name="T154">∣</text:span><text:span text:style-name="T148">(</text:span><text:span text:style-name="T114">¬</text:span><text:span text:style-name="T96">х</text:span><text:span text:style-name="T15">4</text:span><text:span text:style-name="T148">)), </text:span><text:span text:style-name="T145">за змінними </text:span><text:span text:style-name="T149">із </text:span><text:span text:style-name="T145">Z={</text:span><text:span text:style-name="T96">х</text:span><text:span text:style-name="T17">1</text:span><text:span text:style-name="T112">, </text:span><text:span text:style-name="T96">х</text:span><text:span text:style-name="T25">4</text:span><text:span text:style-name="T145">}. </text:span></text:p>
        </text:list-item>
        <text:list-item>
          <text:p text:style-name="P15"><text:span text:style-name="T206">Визначити число тупикових днф та число мінімальних днф функції </text:span><text:span text:style-name="T245">х</text:span><text:span text:style-name="T35">1</text:span><text:span text:style-name="T72">⊕</text:span><text:span text:style-name="T73">х</text:span><text:span text:style-name="T40">2</text:span><text:span text:style-name="T72">⊕ ... ⊕ </text:span><text:span text:style-name="T73">х</text:span><text:span text:style-name="T40">n</text:span><text:span text:style-name="T73">.</text:span></text:p>
        </text:list-item>
        <text:list-item>
          <text:p text:style-name="P12"><text:span text:style-name="T206">Дл</text:span><text:span text:style-name="T207">я БФ </text:span><text:span text:style-name="T52">f</text:span><text:span text:style-name="T207">(</text:span><text:span text:style-name="T52">x</text:span><text:span text:style-name="T207">, </text:span><text:span text:style-name="T52">y</text:span><text:span text:style-name="T207">, </text:span><text:span text:style-name="T52">z</text:span><text:span text:style-name="T207">) </text:span><text:span text:style-name="T208">= (</text:span><text:span text:style-name="T209">11111010</text:span><text:span text:style-name="T208">) за означенням фіктивної (чи істотної) змінної встановити, якою - фіктивною чи істотною </text:span><text:span text:style-name="T205">−</text:span><text:span text:style-name="T208"> є змінна </text:span><text:span text:style-name="T53">х</text:span><text:span text:style-name="T60">.</text:span><text:span text:style-name="T208"> </text:span></text:p>
        </text:list-item>
        <text:list-item>
          <text:p text:style-name="P16"><text:span text:style-name="T208">Д</text:span><text:span text:style-name="T48">ля </text:span><text:span text:style-name="T210">ДДНФ </text:span><text:span text:style-name="T207">БФ </text:span><text:span text:style-name="T52">f</text:span><text:span text:style-name="T207">(</text:span><text:span text:style-name="T52">x</text:span><text:span text:style-name="T207">, </text:span><text:span text:style-name="T52">y</text:span><text:span text:style-name="T207">, </text:span><text:span text:style-name="T52">z</text:span><text:span text:style-name="T207">) </text:span><text:span text:style-name="T208">=</text:span><text:span text:style-name="T251"> </text:span><text:span text:style-name="T61"><draw:frame draw:style-name="fr2" draw:name="Об'єкт17" text:anchor-type="as-char" svg:y="-0.1492in" svg:width="0.189in" svg:height="0.1854in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2"><draw:frame draw:style-name="fr1" draw:name="Об'єкт18" text:anchor-type="as-char" svg:width="0.2008in" svg:height="0.1839in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0"><draw:frame draw:style-name="fr2" draw:name="Об'єкт19" text:anchor-type="as-char" svg:y="-0.1492in" svg:width="0.1783in" svg:height="0.1854in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51">∨</text:span><text:span text:style-name="T248">ху</text:span><text:span text:style-name="T250"><draw:frame draw:style-name="fr2" draw:name="Об'єкт8" text:anchor-type="as-char" svg:y="-0.1492in" svg:width="0.1783in" svg:height="0.1854in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49">∨</text:span><text:span text:style-name="T250">x</text:span><text:span text:style-name="T247"><draw:frame draw:style-name="fr1" draw:name="Об'єкт26" text:anchor-type="as-char" svg:width="0.2008in" svg:height="0.1839in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50">z</text:span><text:span text:style-name="T50"> </text:span><text:span text:style-name="T208">побудувати рівний їй </text:span><text:bookmark-start text:name="__DdeLink__1066_1401347031"/><text:span text:style-name="T208">поліном Жегалкіна</text:span><text:bookmark-end text:name="__DdeLink__1066_1401347031"/><text:span text:style-name="T208">.</text:span></text:p>
        </text:list-item>
        <text:list-item>
          <text:p text:style-name="P9"><text:span text:style-name="T80">С</text:span><text:span text:style-name="T81">користавшись методом невизначених коефіцієнтів, подати </text:span><text:span text:style-name="T75">БФ </text:span><text:span text:style-name="T95">f</text:span><text:span text:style-name="T75">(</text:span><text:span text:style-name="T95">x</text:span><text:span text:style-name="T75">, </text:span><text:span text:style-name="T95">y</text:span><text:span text:style-name="T75">, </text:span><text:span text:style-name="T95">z</text:span><text:span text:style-name="T75">) </text:span><text:span text:style-name="T80">= (</text:span><text:span text:style-name="T82">1</text:span><text:span text:style-name="T83">1</text:span><text:span text:style-name="T81">0</text:span><text:span text:style-name="T86">1</text:span><text:span text:style-name="T84">0</text:span><text:span text:style-name="T85">0</text:span><text:span text:style-name="T87">0</text:span><text:span text:style-name="T81">1</text:span><text:span text:style-name="T80">) </text:span><text:span text:style-name="T81">у вигляді </text:span><text:bookmark-start text:name="__DdeLink__1066_14013470311"/><text:span text:style-name="T80">поліном</text:span><text:span text:style-name="T81">у</text:span><text:span text:style-name="T80"> Жегалкіна</text:span><text:bookmark-end text:name="__DdeLink__1066_14013470311"/><text:span text:style-name="T80">.</text:span></text:p>
        </text:list-item>
        <text:list-item>
          <text:p text:style-name="P8"><text:span text:style-name="T256">Довести, що </text:span><text:span text:style-name="T254">х</text:span><text:span text:style-name="T9">і</text:span><text:span text:style-name="T256"> - </text:span><text:span text:style-name="T263">фіктивна</text:span><text:span text:style-name="T256"> змінна БФ </text:span><text:span text:style-name="T254">f</text:span><text:span text:style-name="T256">(</text:span><text:span text:style-name="T254">х</text:span><text:span text:style-name="T9">1</text:span><text:span text:style-name="T256">, </text:span><text:span text:style-name="T254">х</text:span><text:span text:style-name="T9">2</text:span><text:span text:style-name="T256">, ..., </text:span><text:span text:style-name="T254">х</text:span><text:span text:style-name="T9">n</text:span><text:span text:style-name="T256">) тоді і лише тоді, коли </text:span><text:span text:style-name="T254">х</text:span><text:span text:style-name="T9">і</text:span><text:span text:style-name="T256"> явно </text:span><text:span text:style-name="T263">не </text:span><text:span text:style-name="T256">входить у поліном Жегалкіна цієї функції.</text:span><text:span text:style-name="T80"> </text:span></text:p>
        </text:list-item>
        <text:list-item>
          <text:p text:style-name="P10"><text:span text:style-name="T138">Показати, що кількість булевих функцій, що суттєво залежать від n аргументів, визначається рекурентним співвідношенням </text:span><text:span text:style-name="T103">A</text:span><text:span text:style-name="T26">n</text:span><text:span text:style-name="T138"> </text:span><text:span text:style-name="T139">=</text:span><text:span text:style-name="T138"> </text:span><text:span text:style-name="T138"><draw:frame draw:style-name="fr3" draw:name="1" text:anchor-type="as-char" svg:y="-0.2181in" svg:width="0.1929in" svg:height="0.2598in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38"><text:s/>- </text:span><text:span text:style-name="T153"><draw:frame draw:style-name="fr2" draw:name="Об'єкт53" text:anchor-type="as-char" svg:y="-0.1744in" svg:width="0.4083in" svg:height="0.248in" draw:z-index="1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53"><draw:frame draw:style-name="fr2" draw:name="Об'єкт21" text:anchor-type="as-char" svg:y="-0.1744in" svg:width="0.2764in" svg:height="0.248in" draw:z-index="1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4">A</text:span><text:span text:style-name="T27">i</text:span><text:span text:style-name="T138">, де </text:span><text:span text:style-name="T103">A</text:span><text:span text:style-name="T28">i</text:span><text:span text:style-name="T138"> - кількість булевих функцій, що суттєво залежать від </text:span><text:span text:style-name="T103">i</text:span><text:span text:style-name="T138"> аргументів.</text:span></text:p>
        </text:list-item>
        <text:list-item>
          <text:p text:style-name="P8"><text:span text:style-name="T115">Дови</text:span><text:span text:style-name="T116">значити </text:span><text:span text:style-name="T115">БФ</text:span><text:span text:style-name="T116"> </text:span><text:span text:style-name="T97">f <text:s/></text:span><text:span text:style-name="T98">= </text:span><text:span text:style-name="T116">(*001*1**), </text:span><text:span text:style-name="T115">з</text:span><text:span text:style-name="T80">аміни</text:span><text:span text:style-name="T88">вш</text:span><text:span text:style-name="T80">и у кортежі </text:span><text:span text:style-name="T116">(*001*1**)</text:span><text:span text:style-name="T80"> зірочки символами 0 і 1 так, щоб утворився вектор значень деякої лінійної функції </text:span><text:span text:style-name="T97">f</text:span><text:span text:style-name="T116">. </text:span><text:span text:style-name="T115">Записати</text:span><text:span text:style-name="T116"> </text:span><text:span text:style-name="T115">отриману </text:span><text:span text:style-name="T116">функцію </text:span><text:span text:style-name="T97">f </text:span><text:span text:style-name="T117">аналітично</text:span><text:span text:style-name="T116">. </text:span><text:span text:style-name="T117">Відповідь обґрунтувати.</text:span></text:p>
        </text:list-item>
        <text:list-item>
          <text:p text:style-name="P21"><text:span text:style-name="T109">Чи <text:s/>є монотонною БФ </text:span><text:span text:style-name="T94">f</text:span><text:span text:style-name="T110">(</text:span><text:span text:style-name="T94">х</text:span><text:span text:style-name="T14">1</text:span><text:span text:style-name="T110">, </text:span><text:span text:style-name="T94">х</text:span><text:span text:style-name="T14">2</text:span><text:span text:style-name="T110">, </text:span><text:span text:style-name="T94">х</text:span><text:span text:style-name="T19">3</text:span><text:span text:style-name="T110">) = (</text:span><text:span text:style-name="T109">0</text:span><text:span text:style-name="T118">01</text:span><text:span text:style-name="T109">1</text:span><text:span text:style-name="T118">00</text:span><text:span text:style-name="T110">01)? </text:span><text:span text:style-name="T109">Відповідь обґрунтувати.</text:span></text:p>
        </text:list-item>
        <text:list-item>
          <text:p text:style-name="P8"><text:span text:style-name="T256">Довести, що для довільної монотонної БФ </text:span><text:span text:style-name="T254">f</text:span><text:span text:style-name="T256">(</text:span><text:span text:style-name="T254">х</text:span><text:span text:style-name="T9">1</text:span><text:span text:style-name="T256">, </text:span><text:span text:style-name="T254">х</text:span><text:span text:style-name="T9">2</text:span><text:span text:style-name="T256">, ..., </text:span><text:span text:style-name="T254">х</text:span><text:span text:style-name="T9">n</text:span><text:span text:style-name="T256">) справедливий розклад: <text:s text:c="8"/></text:span><text:span text:style-name="T99"><text:s text:c="11"/>f</text:span><text:span text:style-name="T119">(</text:span><text:span text:style-name="T99">х</text:span><text:span text:style-name="T20">1</text:span><text:span text:style-name="T119">, </text:span><text:span text:style-name="T99">х</text:span><text:span text:style-name="T20">2</text:span><text:span text:style-name="T119">, ..., </text:span><text:span text:style-name="T99">х</text:span><text:span text:style-name="T20">n</text:span><text:span text:style-name="T119">) = </text:span><text:span text:style-name="T99">х</text:span><text:span text:style-name="T20">1</text:span><text:span text:style-name="T99">f</text:span><text:span text:style-name="T119">(</text:span><text:span text:style-name="T120">1</text:span><text:span text:style-name="T119">, </text:span><text:span text:style-name="T99">х</text:span><text:span text:style-name="T20">2</text:span><text:span text:style-name="T119">, ..., </text:span><text:span text:style-name="T99">х</text:span><text:span text:style-name="T20">n</text:span><text:span text:style-name="T119">)</text:span><text:span text:style-name="T160">∨</text:span><text:span text:style-name="T99">f</text:span><text:span text:style-name="T119">(</text:span><text:span text:style-name="T120">0</text:span><text:span text:style-name="T119">, </text:span><text:span text:style-name="T99">х</text:span><text:span text:style-name="T20">2</text:span><text:span text:style-name="T119">, ..., </text:span><text:span text:style-name="T99">х</text:span><text:span text:style-name="T20">n</text:span><text:span text:style-name="T119">).</text:span></text:p>
        </text:list-item>
        <text:list-item>
          <text:p text:style-name="P8"><text:span text:style-name="T119">Довести, що довільна монотонна </text:span><text:span text:style-name="T121">БФ</text:span><text:span text:style-name="T119">, що відмінна від константи, може бути представлена </text:span><text:span text:style-name="T120">К</text:span><text:span text:style-name="T119">НФ без заперечень.</text:span></text:p>
        </text:list-item>
        <text:list-item>
          <text:p text:style-name="P22"><text:span text:style-name="T109">Знайти двоїсту БФ для </text:span><text:span text:style-name="T122">БФ </text:span><text:span text:style-name="T95">f</text:span><text:span text:style-name="T122">(</text:span><text:span text:style-name="T95">x</text:span><text:span text:style-name="T122">, </text:span><text:span text:style-name="T95">y</text:span><text:span text:style-name="T122">, </text:span><text:span text:style-name="T95">z</text:span><text:span text:style-name="T122">) </text:span><text:span text:style-name="T116">= (</text:span><text:span text:style-name="T123">1</text:span><text:span text:style-name="T124">0</text:span><text:span text:style-name="T125">1</text:span><text:span text:style-name="T109">0</text:span><text:span text:style-name="T123">0</text:span><text:span text:style-name="T120">1</text:span><text:span text:style-name="T126">0</text:span><text:span text:style-name="T124">1</text:span><text:span text:style-name="T116">). </text:span><text:span text:style-name="T117">Відповідь обґрунтувати.</text:span></text:p>
        </text:list-item>
        <text:list-item>
          <text:p text:style-name="P8"><text:span text:style-name="T117">Ч</text:span><text:span text:style-name="T127">и є БФ </text:span><text:span text:style-name="T95">f</text:span><text:span text:style-name="T122">(</text:span><text:span text:style-name="T95">x</text:span><text:span text:style-name="T122">, </text:span><text:span text:style-name="T95">y</text:span><text:span text:style-name="T122">, </text:span><text:span text:style-name="T95">z</text:span><text:span text:style-name="T122">) </text:span><text:span text:style-name="T116">= (</text:span><text:span text:style-name="T123">1</text:span><text:span text:style-name="T124">0</text:span><text:span text:style-name="T125">1</text:span><text:span text:style-name="T119">0</text:span><text:span text:style-name="T123">0</text:span><text:span text:style-name="T120">1</text:span><text:span text:style-name="T126">0</text:span><text:span text:style-name="T124">1</text:span><text:span text:style-name="T116">) </text:span><text:span text:style-name="T127">(див. попередню задачу) самодвоїстою?</text:span><text:span text:style-name="T116"> </text:span><text:span text:style-name="T117">Відповідь обґрунтувати.</text:span></text:p>
        </text:list-item>
        <text:list-item>
          <text:p text:style-name="P17"><text:span text:style-name="T212">Довести</text:span><text:span text:style-name="T211">, що не існує самодвоїстої </text:span><text:span text:style-name="T212">БФ</text:span><text:span text:style-name="T211">, </text:span><text:span text:style-name="T212">істотно</text:span><text:span text:style-name="T211"> залежної від двох </text:span>змінних. </text:p>
        </text:list-item>
        <text:list-item>
          <text:p text:style-name="P18"><text:span text:style-name="T281">Довести, що </text:span><text:span text:style-name="T282">L</text:span><text:span text:style-name="T286">*</text:span><text:span text:style-name="T281">=</text:span><text:span text:style-name="T282">L</text:span><text:span text:style-name="T281"> </text:span><text:span text:style-name="T283">(тут </text:span><text:span text:style-name="T281"><text:s/></text:span><text:span text:style-name="T282">L</text:span><text:span text:style-name="T286">*</text:span><text:span text:style-name="T239"> - </text:span><text:span text:style-name="T240">клас двоїстих до класу</text:span><text:span text:style-name="T239"> </text:span><text:span text:style-name="T241">L</text:span><text:span text:style-name="T239"> </text:span><text:span text:style-name="T240">функцій</text:span><text:span text:style-name="T283">).</text:span></text:p>
        </text:list-item>
        <text:list-item>
          <text:p text:style-name="P18"><text:span text:style-name="T278">Визначити довжину скороченої днф функції </text:span><text:span text:style-name="T281">х</text:span><text:span text:style-name="T38">1</text:span><text:span text:style-name="T242">⊕</text:span><text:span text:style-name="T243">х</text:span><text:span text:style-name="T39">2</text:span><text:span text:style-name="T242">⊕ ... ⊕ </text:span><text:span text:style-name="T243">х</text:span><text:span text:style-name="T39">n</text:span><text:span text:style-name="T243">.</text:span></text:p>
        </text:list-item>
        <text:list-item>
          <text:p text:style-name="P11"><text:soft-page-break/><text:span text:style-name="T253">Для БФ </text:span><text:span text:style-name="T255">f</text:span><text:span text:style-name="T257">(</text:span><text:span text:style-name="T255">x</text:span><text:span text:style-name="T257">, </text:span><text:span text:style-name="T255">y</text:span><text:span text:style-name="T257">)</text:span><text:span text:style-name="T255"> </text:span><text:span text:style-name="T257">= (</text:span><text:span text:style-name="T258">1</text:span><text:span text:style-name="T266">1</text:span><text:span text:style-name="T257">0</text:span><text:span text:style-name="T266">0</text:span><text:span text:style-name="T257">), </text:span><text:span text:style-name="T259">що задана табли</text:span><text:span text:style-name="T260">цею істинності </text:span><text:span text:style-name="T261">(вектором значень)</text:span><text:span text:style-name="T259">,</text:span><text:span text:style-name="T257"> знайти рівн</text:span><text:span text:style-name="T262">у</text:span><text:span text:style-name="T257"> їй ДДНФ.</text:span></text:p>
        </text:list-item>
        <text:list-item>
          <text:p text:style-name="P15"><text:span text:style-name="T64">Дл</text:span><text:span text:style-name="T211">я БФ </text:span><text:span text:style-name="T54">f</text:span><text:span text:style-name="T211">(</text:span><text:span text:style-name="T54">x</text:span><text:span text:style-name="T211">, </text:span><text:span text:style-name="T54">y</text:span><text:span text:style-name="T211">)</text:span><text:span text:style-name="T54"> </text:span><text:span text:style-name="T211">= (</text:span><text:span text:style-name="T65">1</text:span><text:span text:style-name="T66">1</text:span><text:span text:style-name="T67">00</text:span><text:span text:style-name="T211">), </text:span><text:span text:style-name="T61">що задана табли</text:span><text:span text:style-name="T68">цею істинності </text:span><text:span text:style-name="T69">(вектором значень)</text:span><text:span text:style-name="T61">,</text:span><text:span text:style-name="T211"> знайти рівн</text:span><text:span text:style-name="T64">у</text:span><text:span text:style-name="T211"> їй Д</text:span><text:span text:style-name="T64">К</text:span><text:span text:style-name="T211">НФ.</text:span></text:p>
        </text:list-item>
        <text:list-item>
          <text:p text:style-name="P17"><text:span text:style-name="T211">Довести, якщо </text:span><text:span text:style-name="T2">f</text:span> не є константою, а <text:span text:style-name="T2">f</text:span><text:span text:style-name="T225">∨</text:span><text:span text:style-name="T2">f</text:span><text:span text:style-name="T48">*</text:span> - константа, то <text:s/><text:span text:style-name="T219">f</text:span><text:span text:style-name="T214">∉</text:span><text:span text:style-name="T220">М</text:span><text:span text:style-name="T214">∪</text:span><text:bookmark-start text:name="__DdeLink__608_1418879442121"/><text:span text:style-name="T218">S</text:span><text:bookmark-end text:name="__DdeLink__608_1418879442121"/><text:span text:style-name="T218">.</text:span></text:p>
        </text:list-item>
        <text:list-item>
          <text:p text:style-name="P23"><text:span text:style-name="T74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89">Відповідь обґрунтувати.</text:span></text:p>
        </text:list-item>
        <text:list-item>
          <text:p text:style-name="P10"><text:span text:style-name="T117">З</text:span><text:span text:style-name="T127">найти </text:span><text:span text:style-name="T128">(</text:span><text:span text:style-name="T127">аналітично</text:span><text:span text:style-name="T128">)</text:span><text:span text:style-name="T127"> двоїсту БФ до БФ </text:span><text:span text:style-name="T95">f</text:span><text:span text:style-name="T122">(</text:span><text:span text:style-name="T95">x</text:span><text:span text:style-name="T122">, </text:span><text:span text:style-name="T95">y</text:span><text:span text:style-name="T122">) </text:span><text:span text:style-name="T116">= <text:s/></text:span><text:bookmark-start text:name="__DdeLink__182_388296396111"/><text:span text:style-name="T100">x</text:span><text:bookmark-end text:name="__DdeLink__182_388296396111"/><text:span text:style-name="T108">⊕</text:span><text:span text:style-name="T203">у</text:span><text:span text:style-name="T129">.</text:span></text:p>
        </text:list-item>
        <text:list-item>
          <text:p text:style-name="P11"><text:span text:style-name="T256">Визначити </text:span><text:span text:style-name="T264">кількість</text:span><text:span text:style-name="T256"> </text:span><text:span text:style-name="T265">БФ</text:span><text:span text:style-name="T256"> від </text:span><text:span text:style-name="T74">n</text:span><text:span text:style-name="T256"> змінних, </text:span><text:span text:style-name="T265">що</text:span><text:span text:style-name="T256"> належать множині </text:span><text:bookmark text:name="__DdeLink__608_141887944211"/><text:span text:style-name="T267">(</text:span><text:bookmark-start text:name="__DdeLink__608_14188794413"/><text:bookmark-start text:name="__DdeLink__608_141887944113"/><text:span text:style-name="T101">Т</text:span><text:bookmark-end text:name="__DdeLink__608_14188794413"/><text:bookmark-end text:name="__DdeLink__608_141887944113"/><text:span text:style-name="T29">1</text:span><text:span text:style-name="T201">∪</text:span><text:span text:style-name="T101">L</text:span><text:span text:style-name="T143">)</text:span><text:span text:style-name="T202">∩</text:span><text:span text:style-name="T105">S</text:span><text:span text:style-name="T106">.</text:span><text:span text:style-name="T268"> </text:span><text:span text:style-name="T117">Відповідь обґрунтувати.</text:span></text:p>
        </text:list-item>
        <text:list-item>
          <text:p text:style-name="P19"><text:span text:style-name="T226">Визначити </text:span><text:span text:style-name="T227">кількість</text:span><text:span text:style-name="T226"> </text:span><text:span text:style-name="T228">БФ</text:span><text:span text:style-name="T226"> від n змінних, </text:span><text:span text:style-name="T228">що</text:span><text:span text:style-name="T226"> належать множині</text:span><text:span text:style-name="T217"> </text:span><text:span text:style-name="T223">М</text:span><text:span text:style-name="T233">\</text:span><text:span text:style-name="T234">(</text:span><text:bookmark-start text:name="__DdeLink__608_14188794411"/><text:span text:style-name="T221">Т</text:span><text:bookmark-end text:name="__DdeLink__608_14188794411"/><text:span text:style-name="T30">0</text:span><text:bookmark-start text:name="__DdeLink__608_1418879441211"/><text:bookmark text:name="__DdeLink__608_141887944132"/><text:span text:style-name="T204">∩</text:span><text:bookmark-start text:name="__DdeLink__608_141887944112"/><text:bookmark-end text:name="__DdeLink__608_1418879441211"/><text:span text:style-name="T222">Т</text:span><text:bookmark-end text:name="__DdeLink__608_141887944112"/><text:bookmark text:name="__DdeLink__608_1418879441321"/><text:span text:style-name="T31">1</text:span><text:bookmark text:name="__DdeLink__608_141887944131"/><text:bookmark text:name="__DdeLink__608_141887944111"/><text:bookmark text:name="__DdeLink__608_1418879444"/><text:span text:style-name="T229">)</text:span><text:span text:style-name="T226">. </text:span><text:span text:style-name="T232">Відповідь обґрунтувати.</text:span></text:p>
        </text:list-item>
        <text:list-item>
          <text:p text:style-name="P27"><text:span text:style-name="T179">Користуючись методом зведення до функ</text:span><text:span text:style-name="T180">ці</text:span><text:span text:style-name="T179">онально повно</text:span><text:span text:style-name="T180">ї</text:span><text:span text:style-name="T179"> системи </text:span><text:span text:style-name="T194">Σ</text:span><text:span text:style-name="T34">2</text:span><text:span text:style-name="T180"> = {</text:span><text:span text:style-name="T194">∧, ¯</text:span><text:span text:style-name="T180">}</text:span><text:span text:style-name="T179">, </text:span><text:span text:style-name="T194">Σ</text:span><text:span text:style-name="T34">1</text:span><text:span text:style-name="T180"> = {</text:span><text:span text:style-name="T194">∨, ¯</text:span><text:span text:style-name="T180">}</text:span><text:span text:style-name="T179"> або <text:s/></text:span><text:span text:style-name="T194">Σ</text:span><text:span text:style-name="T34">0</text:span><text:span text:style-name="T180"> = {</text:span><text:span text:style-name="T194">∨,∧, ¯</text:span><text:span text:style-name="T180">},</text:span><text:span text:style-name="T179"> довести функ</text:span><text:span text:style-name="T181">ціо</text:span><text:span text:style-name="T179">нальну повноту системи </text:span><text:span text:style-name="T194">Σ</text:span><text:span text:style-name="T179"> </text:span><text:span text:style-name="T180">= {</text:span><text:span text:style-name="T168">х</text:span><text:span text:style-name="T174">⊕</text:span><text:span text:style-name="T168">у</text:span><text:span text:style-name="T178">, </text:span><text:span text:style-name="T168">х</text:span><text:span text:style-name="T194">∨</text:span><text:span text:style-name="T168">у</text:span><text:span text:style-name="T178">, </text:span><text:span text:style-name="T183">1</text:span><text:span text:style-name="T180">}</text:span><text:span text:style-name="T179">. </text:span></text:p>
        </text:list-item>
        <text:list-item>
          <text:p text:style-name="P24"><text:span text:style-name="T74">Чи є </text:span><text:span text:style-name="T90">функ</text:span><text:span text:style-name="T91">ці</text:span><text:span text:style-name="T90">онально повно</text:span><text:span text:style-name="T74">ю</text:span><text:span text:style-name="T90"> систем</text:span><text:span text:style-name="T74">а БФ</text:span><text:span text:style-name="T90"> </text:span><text:span text:style-name="T162">Σ </text:span><text:span text:style-name="T161">= </text:span><text:span text:style-name="T91">{</text:span><text:span text:style-name="T162">∧, </text:span><text:span text:style-name="T108">⊕</text:span><text:span text:style-name="T163">, </text:span><text:span text:style-name="T164">0</text:span><text:span text:style-name="T91">}? </text:span><text:span text:style-name="T89">Відповідь обґрунтувати. </text:span></text:p>
        </text:list-item>
        <text:list-item>
          <text:p text:style-name="P8"><text:span text:style-name="T130">Чи є </text:span><text:span text:style-name="T131">функ</text:span><text:span text:style-name="T132">ці</text:span><text:span text:style-name="T131">онально повно</text:span><text:span text:style-name="T130">ю</text:span><text:span text:style-name="T131"> систем</text:span><text:span text:style-name="T130">а БФ</text:span><text:span text:style-name="T131"> </text:span><text:span text:style-name="T150">Σ </text:span><text:span text:style-name="T151">= </text:span><text:span text:style-name="T132">{</text:span><text:span text:style-name="T133">(</text:span><text:span text:style-name="T140">0</text:span><text:span text:style-name="T134">1</text:span><text:span text:style-name="T135">0</text:span><text:span text:style-name="T142">1</text:span><text:span text:style-name="T133">), </text:span><text:span text:style-name="T155">(0</text:span><text:span text:style-name="T156">1</text:span><text:span text:style-name="T155">1</text:span><text:span text:style-name="T157">00</text:span><text:span text:style-name="T155">11</text:span><text:span text:style-name="T159">0</text:span><text:span text:style-name="T155">)</text:span><text:span text:style-name="T150">, </text:span><text:span text:style-name="T133">(</text:span><text:span text:style-name="T136">0</text:span><text:span text:style-name="T134">1</text:span><text:span text:style-name="T137">011010</text:span><text:span text:style-name="T133">)</text:span><text:span text:style-name="T132">}? </text:span><text:span text:style-name="T117">Відповідь обґрунтувати.</text:span></text:p>
        </text:list-item>
        <text:list-item>
          <text:p text:style-name="P8"><text:span text:style-name="T89">Д</text:span><text:span text:style-name="T74">овести, що коли </text:span><text:span text:style-name="T75"><text:s/></text:span><text:span text:style-name="T95">f</text:span><text:span text:style-name="T165">∉</text:span><text:span text:style-name="T100">Т</text:span><text:span text:style-name="T11">0</text:span><text:span text:style-name="T165">∪</text:span><text:span text:style-name="T100">Т</text:span><text:span text:style-name="T11">1</text:span><text:span text:style-name="T165">∪</text:span><text:bookmark-start text:name="__DdeLink__608_141887944212"/><text:span text:style-name="T93">S</text:span><text:bookmark-end text:name="__DdeLink__608_141887944212"/><text:span text:style-name="T74">, то {</text:span><text:span text:style-name="T75"> </text:span><text:span text:style-name="T95">f</text:span><text:span text:style-name="T74">} − функціонально повна система.</text:span></text:p>
        </text:list-item>
        <text:list-item>
          <text:p text:style-name="P8"><text:span text:style-name="T131">Чи існує базис в P</text:span><text:span text:style-name="T21">2</text:span><text:span text:style-name="T131">, що складається з таких чотирьох функцій </text:span><text:span text:style-name="T102">f</text:span><text:span text:style-name="T21">1</text:span><text:span text:style-name="T131">, </text:span><text:span text:style-name="T102">f</text:span><text:span text:style-name="T21">2</text:span><text:span text:style-name="T131">, </text:span><text:span text:style-name="T102">f</text:span><text:span text:style-name="T21">3</text:span><text:span text:style-name="T131">, </text:span><text:span text:style-name="T102">f</text:span><text:span text:style-name="T21">4</text:span><text:span text:style-name="T131">, що </text:span><text:span text:style-name="T95">f</text:span><text:span text:style-name="T21">1</text:span><text:span text:style-name="T158">∉</text:span><text:span text:style-name="T100">Т</text:span><text:span text:style-name="T22">0</text:span><text:span text:style-name="T131">, </text:span><text:span text:style-name="T95">f</text:span><text:span text:style-name="T23">2</text:span><text:span text:style-name="T158">∉</text:span><text:span text:style-name="T100">Т</text:span><text:span text:style-name="T23">1</text:span><text:span text:style-name="T131">, </text:span><text:span text:style-name="T95">f</text:span><text:span text:style-name="T23">3</text:span><text:span text:style-name="T158">∉</text:span><text:span text:style-name="T102">L</text:span><text:span text:style-name="T131">, </text:span><text:span text:style-name="T95">f</text:span><text:span text:style-name="T23">4</text:span><text:span text:style-name="T158">∉</text:span><text:span text:style-name="T131">S? </text:span><text:span text:style-name="T117">Відповідь обґрунтувати.</text:span></text:p>
        </text:list-item>
        <text:list-item>
          <text:p text:style-name="P28"><text:span text:style-name="T184">Мінімізувати </text:span><text:span text:style-name="T185">БФ</text:span><text:span text:style-name="T184"> </text:span><text:span text:style-name="T170">f</text:span><text:span text:style-name="T185"> за допомогою </text:span><text:span text:style-name="T184">метод</text:span><text:span text:style-name="T191">у</text:span><text:span text:style-name="T185"> Блейка і </text:span><text:span text:style-name="T184">метод</text:span><text:span text:style-name="T186">у </text:span><text:span text:style-name="T192">Петрика</text:span><text:span text:style-name="T185">, </text:span><text:span text:style-name="T182">якщо</text:span><text:span text:style-name="T170"> <text:s text:c="33"/>f</text:span><text:span text:style-name="T178">(</text:span><text:span text:style-name="T168">x</text:span><text:span text:style-name="T178">, </text:span><text:span text:style-name="T168">y</text:span><text:span text:style-name="T178">, </text:span><text:span text:style-name="T168">z</text:span><text:span text:style-name="T178">) </text:span><text:span text:style-name="T184">= </text:span><text:span text:style-name="T175">x</text:span><text:span text:style-name="T187">(</text:span><text:span text:style-name="T171">у</text:span><text:span text:style-name="T196">∨</text:span><text:span text:style-name="T182"><draw:frame draw:style-name="fr1" draw:name="Об'єкт7" text:anchor-type="as-char" svg:width="0.2008in" svg:height="0.1839in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97">z</text:span><text:span text:style-name="T198">)</text:span><text:span text:style-name="T193">∨</text:span><text:span text:style-name="T188">¬</text:span><text:span text:style-name="T182">((</text:span><text:span text:style-name="T188"><draw:frame draw:style-name="fr2" draw:name="Об'єкт23" text:anchor-type="as-char" svg:y="-0.1492in" svg:width="0.189in" svg:height="0.1854in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93">∨</text:span><text:span text:style-name="T197"><draw:frame draw:style-name="fr2" draw:name="Об'єкт24" text:anchor-type="as-char" svg:y="-0.1492in" svg:width="0.1783in" svg:height="0.1854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98">)(</text:span><text:span text:style-name="T176">у</text:span><text:span text:style-name="T193">∨</text:span><text:span text:style-name="T197"><draw:frame draw:style-name="fr2" draw:name="Об'єкт25" text:anchor-type="as-char" svg:y="-0.1492in" svg:width="0.1783in" svg:height="0.1854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98">))</text:span><text:span text:style-name="T196">∨</text:span><text:span text:style-name="T196"><draw:frame draw:style-name="fr2" draw:name="Об'єкт15" text:anchor-type="as-char" svg:y="-0.1492in" svg:width="0.189in" svg:height="0.1854in" draw:z-index="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87"><draw:frame draw:style-name="fr1" draw:name="Об'єкт27" text:anchor-type="as-char" svg:width="0.2008in" svg:height="0.1839in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98">.</text:span><text:span text:style-name="T169"> </text:span></text:p>
        </text:list-item>
        <text:list-item>
          <text:p text:style-name="P10"><text:span text:style-name="T129">Визначити число тупикових ДНФ та число мінімальних ДНФ </text:span><text:span text:style-name="T141">булевої функції</text:span><text:span text:style-name="T129"> </text:span><text:span text:style-name="T100">f</text:span><text:span text:style-name="T129">(</text:span><text:span text:style-name="T100">х</text:span><text:span text:style-name="T22">1</text:span><text:span text:style-name="T129">, </text:span><text:span text:style-name="T100">х</text:span><text:span text:style-name="T22">2</text:span><text:span text:style-name="T129">, ..., </text:span><text:span text:style-name="T100">х</text:span><text:span text:style-name="T22">n</text:span><text:span text:style-name="T129">)= (011111...110).</text:span></text:p>
        </text:list-item>
        <text:list-item>
          <text:p text:style-name="P10"><text:span text:style-name="T117">Довести, що жодна проста імпліканта монотонної </text:span><text:span text:style-name="T121">БФ</text:span><text:span text:style-name="T117"> не містить заперечень змінних.</text:span></text:p>
        </text:list-item>
        <text:list-item>
          <text:p text:style-name="P10"><text:span text:style-name="T117">Довести, що скорочена ДНФ, що представляє монотонну </text:span><text:span text:style-name="T121">БФ</text:span><text:span text:style-name="T117">, є мінімальною </text:span><text:span text:style-name="T121">ДНФ</text:span><text:span text:style-name="T117">.</text:span></text:p>
        </text:list-item>
        <text:list-item>
          <text:p text:style-name="P25"><text:span text:style-name="T89">Чи є базисом в Р</text:span><text:span text:style-name="T13">2</text:span><text:span text:style-name="T89"> </text:span><text:span text:style-name="T90">систем</text:span><text:span text:style-name="T89">а</text:span><text:span text:style-name="T90"> </text:span><text:span text:style-name="T89">БФ </text:span><text:span text:style-name="T162">Σ</text:span><text:span text:style-name="T91"> = {</text:span><text:span text:style-name="T162">∨,∧, <text:s/>¯</text:span><text:span text:style-name="T91">}</text:span><text:span text:style-name="T92">?</text:span><text:span text:style-name="T91"> </text:span><text:span text:style-name="T89">Відповідь обґрунтувати. </text:span></text:p>
          <text:p text:style-name="P29"/>
        </text:list-item>
      </text:list>
      <text:p text:style-name="P3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8:00:26.953698532</meta:creation-date>
    <dc:date>2022-02-24T00:04:22.129430701</dc:date>
    <meta:editing-duration>PT3H4M41S</meta:editing-duration>
    <meta:editing-cycles>8</meta:editing-cycles>
    <meta:generator>LibreOffice/6.4.7.2$Linux_X86_64 LibreOffice_project/40$Build-2</meta:generator>
    <meta:document-statistic meta:table-count="0" meta:image-count="0" meta:object-count="20" meta:page-count="2" meta:paragraph-count="42" meta:word-count="734" meta:character-count="4382" meta:non-whitespace-character-count="3639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2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